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Foundations of Raytracing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<text:span text:style-name="T1">Overview</text:span> of raytrac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ttps://www.scratchapixel.com/lessons/3d-basic-rendering/ray-tracing-overview/ray-tracing-rendering-technique-overvie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12:05:51.958499103</meta:creation-date>
    <meta:generator>LibreOffice/6.4.7.2$Linux_X86_64 LibreOffice_project/40$Build-2</meta:generator>
    <dc:date>2022-11-20T20:23:36.365619925</dc:date>
    <meta:editing-duration>PT2H11M13S</meta:editing-duration>
    <meta:editing-cycles>50</meta:editing-cycles>
    <meta:document-statistic meta:object-count="29"/>
  </office:meta>
</office:document-meta>
</file>